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abic Typesetting" svg:font-family="'Arabic Typesetting'" style:font-family-generic="script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2pt" style:text-underline-style="solid" style:text-underline-width="auto" style:text-underline-color="font-color" fo:font-weight="bold" officeooo:rsid="00078527" officeooo:paragraph-rsid="000785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style:text-underline-style="solid" style:text-underline-width="auto" style:text-underline-color="font-color" fo:font-weight="normal" officeooo:rsid="00078527" officeooo:paragraph-rsid="0007852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style:text-underline-style="solid" style:text-underline-width="auto" style:text-underline-color="font-color" fo:font-weight="normal" officeooo:rsid="000916d9" officeooo:paragraph-rsid="000916d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078527" officeooo:paragraph-rsid="0007852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0916d9" officeooo:paragraph-rsid="000b4e9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0916d9" officeooo:paragraph-rsid="000916d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0993ac" officeooo:paragraph-rsid="000993a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0993ac" officeooo:paragraph-rsid="000b4e9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0993ac" officeooo:paragraph-rsid="000c9ed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officeooo:paragraph-rsid="000b4e90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officeooo:rsid="000f0059" officeooo:paragraph-rsid="000f0059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1" officeooo:paragraph-rsid="000c9ed5"/>
    </style:style>
    <style:style style:name="P13" style:family="paragraph" style:parent-style-name="Standard">
      <style:paragraph-properties fo:text-align="start" style:justify-single-word="false"/>
      <style:text-properties style:font-name="Arial1" officeooo:paragraph-rsid="000e4bfd"/>
    </style:style>
    <style:style style:name="P14" style:family="paragraph" style:parent-style-name="Standard">
      <style:paragraph-properties fo:text-align="start" style:justify-single-word="false"/>
      <style:text-properties style:font-name="Arial1" officeooo:rsid="000e4bfd" officeooo:paragraph-rsid="000e4bfd"/>
    </style:style>
    <style:style style:name="P15" style:family="paragraph" style:parent-style-name="Standard">
      <style:paragraph-properties fo:text-align="start" style:justify-single-word="false"/>
      <style:text-properties style:font-name="Arial1" style:text-underline-style="solid" style:text-underline-width="auto" style:text-underline-color="font-color" officeooo:rsid="000e4bfd" officeooo:paragraph-rsid="000e4bfd"/>
    </style:style>
    <style:style style:name="P16" style:family="paragraph" style:parent-style-name="Standard">
      <style:paragraph-properties fo:text-align="start" style:justify-single-word="false"/>
      <style:text-properties style:font-name="Arial1" style:text-underline-style="none" officeooo:rsid="000e4bfd" officeooo:paragraph-rsid="000e4bfd"/>
    </style:style>
    <style:style style:name="T1" style:family="text">
      <style:text-properties style:text-underline-style="solid" style:text-underline-width="auto" style:text-underline-color="font-color" officeooo:rsid="000916d9"/>
    </style:style>
    <style:style style:name="T2" style:family="text">
      <style:text-properties style:text-underline-style="solid" style:text-underline-width="auto" style:text-underline-color="font-color" officeooo:rsid="000b4e90"/>
    </style:style>
    <style:style style:name="T3" style:family="text">
      <style:text-properties style:text-underline-style="solid" style:text-underline-width="auto" style:text-underline-color="font-color" fo:font-weight="normal" officeooo:rsid="000916d9" style:font-weight-asian="normal" style:font-weight-complex="normal"/>
    </style:style>
    <style:style style:name="T4" style:family="text">
      <style:text-properties officeooo:rsid="000916d9"/>
    </style:style>
    <style:style style:name="T5" style:family="text">
      <style:text-properties officeooo:rsid="000ae823"/>
    </style:style>
    <style:style style:name="T6" style:family="text">
      <style:text-properties officeooo:rsid="000b4e90"/>
    </style:style>
    <style:style style:name="T7" style:family="text">
      <style:text-properties fo:font-size="12pt" style:text-underline-style="none" fo:font-weight="normal" officeooo:rsid="000b4e90" style:font-size-asian="12pt" style:font-weight-asian="normal" style:font-size-complex="12pt" style:font-weight-complex="normal"/>
    </style:style>
    <style:style style:name="T8" style:family="text">
      <style:text-properties style:font-name="Arial1" style:text-underline-style="none" officeooo:rsid="000e4bfd"/>
    </style:style>
    <style:style style:name="T9" style:family="text">
      <style:text-properties officeooo:rsid="000c9ed5"/>
    </style:style>
    <style:style style:name="T10" style:family="text">
      <style:text-properties officeooo:rsid="000e4bfd"/>
    </style:style>
    <style:style style:name="T11" style:family="text">
      <style:text-properties style:text-underline-style="none" officeooo:rsid="000e4b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 Basics</text:p>
      <text:p text:style-name="P2">Variablen erstellen</text:p>
      <text:p text:style-name="P4">a ← 10 / 10 → a / a = 10<text:line-break/><text:span text:style-name="T4">a ← TRUE / a ← T<text:line-break/>a ← FALSE / a ← F</text:span><text:line-break/><text:line-break/><text:span text:style-name="T2">O</text:span><text:span text:style-name="T1">peratoren</text:span></text:p>
      <text:p text:style-name="P5">arithmetisch: + <text:s text:c="3"/>- <text:s text:c="3"/>* <text:s text:c="3"/>/ <text:s text:c="3"/>%% <text:s text:c="3"/>ˆ <text:line-break/>relational: &gt; <text:s text:c="3"/>&lt; <text:s text:c="3"/><text:span text:style-name="T6">=</text:span>&lt; <text:s text:c="3"/>&lt;= <text:s text:c="3"/>== <text:s text:c="3"/>!= </text:p>
      <text:p text:style-name="P5">logisch: ! <text:s text:c="3"/>&amp; <text:s text:c="3"/>| <text:s text:c="3"/><text:span text:style-name="T9">xor() <text:s text:c="3"/>TRUE/T <text:s text:c="3"/>FALSE/F</text:span></text:p>
      <text:p text:style-name="P5">Modellierung: ~ </text:p>
      <text:p text:style-name="P5">Zuweisung:<text:span text:style-name="T6"> </text:span>← <text:s text:c="3"/>→ <text:s/></text:p>
      <text:p text:style-name="P5">Listenindex (Name des Elements): $ </text:p>
      <text:p text:style-name="P5">Sequenz erzeugen: : </text:p>
      <text:p text:style-name="P6"/>
      <text:p text:style-name="P10"><text:span text:style-name="T3">Die Arbeitsumgebung <text:line-break/></text:span>Abfrage des Arbeitsverzeichnisses: getwd() <text:line-break/>Setzen des Arbeitsverzeichnisses: setwd(“Pfad“) </text:p>
      <text:p text:style-name="P10">Standardverzeichnis: setwd(“~“) </text:p>
      <text:p text:style-name="P10">Was befindet sich dort: dir() </text:p>
      <text:p text:style-name="P10">Überblick über allgemeine Einstellungen: sessionInfo() </text:p>
      <text:p text:style-name="P10">Liste angebundener Pakete (attached) und R-Objekte: search() </text:p>
      <text:p text:style-name="P11">Paket installieren: install.packages(„…“)<text:line-break/>Paket einbinden: library(…)<text:line-break/>Paket nicht mehr einbinden: detach(„package:...“)</text:p>
      <text:p text:style-name="P10">Objekte im Arbeitsbereich: ls() bzw. objects() </text:p>
      <text:p text:style-name="P10">Entfernen aus dem Arbeitsbereich: rm() </text:p>
      <text:p text:style-name="P10">komplett bereinigen: rm(list = ls()) bzw. rm(list = ls(all=TRUE)) </text:p>
      <text:p text:style-name="P10">Unterbrechen eines Befehls mit: &lt;<text:span text:style-name="T6">ESC</text:span>&gt;</text:p>
      <text:p text:style-name="P10">R-Konsole „leeren“ (clear screen) <text:span text:style-name="T6">mit: </text:span>&lt;<text:span text:style-name="T6">CTRL</text:span>&gt; + &lt;<text:span text:style-name="T6">L</text:span>&gt; </text:p>
      <text:p text:style-name="P3"/>
      <text:p text:style-name="P3">Vektoren erzeugen</text:p>
      <text:p text:style-name="P6">a ← c(1,2,3,4,5,6)<text:line-break/>a[1] gibt 1 aus, weil der erste Index 1 ist</text:p>
      <text:p text:style-name="P6">a[2:4] gibt 2 3 4 aus<text:line-break/>1:5 gibt 1 2 3 4 5 aus</text:p>
      <text:p text:style-name="P7">a[-5] gibt 1 2 3 4 6 aus<text:line-break/>a[-(2:5)] gibt 1 6 aus</text:p>
      <text:p text:style-name="P7">a[-c(1,4)] gibt 2 3 5 6 aus<text:line-break/><text:span text:style-name="T5">a * 2 gibt 2 4 6 8 10 12 aus<text:line-break/>a[7] ← 7 gibt 1 2 3 4 5 6 7<text:line-break/><text:line-break/></text:span><text:span text:style-name="T2">Funktionen und Werte</text:span></text:p>
      <text:p text:style-name="P8"><text:span text:style-name="T6">Quadratwurzel: sqrt(...) </text:span></text:p>
      <text:p text:style-name="P8"><text:span text:style-name="T6">Betrag: abs(...) </text:span></text:p>
      <text:p text:style-name="P8"><text:span text:style-name="T6">Fakultät: factorial(...) </text:span></text:p>
      <text:p text:style-name="P8"><text:span text:style-name="T6">Exponentialfunktion: exp(...) </text:span></text:p>
      <text:p text:style-name="P8"><text:span text:style-name="T6">Eulersche Zahl: exp(1) </text:span></text:p>
      <text:p text:style-name="P8"><text:span text:style-name="T6">π: pi </text:span></text:p>
      <text:p text:style-name="P9">Infinity (Unendlichkeit): Inf, -Inf</text:p>
      <text:p text:style-name="P9">Not a Number (nicht definiert): NaN </text:p>
      <text:p text:style-name="P9">Not Available (fehlender Wert, Missing Value): NA </text:p>
      <text:p text:style-name="P9"><text:soft-page-break/>leere Menge: Null </text:p>
      <text:p text:style-name="P8"><text:span text:style-name="T6">natürlicher Logarithmus, zur Basis e: log(...) </text:span></text:p>
      <text:p text:style-name="P8"><text:span text:style-name="T6">dekadischer Logarithmus, zur Basis 10: log10(...) </text:span></text:p>
      <text:p text:style-name="P8"><text:span text:style-name="T6">binärer Logarithmus, zur Basis 2: log2(...) </text:span></text:p>
      <text:p text:style-name="P8"><text:span text:style-name="T6">Allgemein Logarithmus von x zur Basis y: logb(x, y) </text:span></text:p>
      <text:p text:style-name="P8"><text:span text:style-name="T6">trigonometrische Funktionen: sin(...), cos(...), tan(...), asin(...), acos(...), atan(...) Extremwerte (Minimum, Maximum): min(...), max(...) </text:span></text:p>
      <text:p text:style-name="P8"><text:span text:style-name="T6">Rundung auf x Dezimalstellen: round(..., x) </text:span></text:p>
      <text:p text:style-name="P8"><text:span text:style-name="T6">nächste untere Ganzzahl: floor(...) </text:span></text:p>
      <text:p text:style-name="P12"><text:span text:style-name="T7">nächste obere Ganzzahl: ceiling(...) <text:line-break/></text:span>Summe: sum(...) </text:p>
      <text:p text:style-name="P12">kumulierte Summe: cumsum(...) </text:p>
      <text:p text:style-name="P12">Produkt: prod(...) </text:p>
      <text:p text:style-name="P12">kumuliertes Produkt: cumprod(...) <text:line-break/><text:span text:style-name="T9">Aufsteigend sortieren: sort(…)<text:line-break/>Absteigend sortieren: rev(sort(…))</text:span></text:p>
      <text:p text:style-name="P14">Datei lesen: read.csv(„…“)</text:p>
      <text:p text:style-name="P14"/>
      <text:p text:style-name="P15">Datentypen</text:p>
      <text:p text:style-name="P16">NULL = leere Menge </text:p>
      <text:p text:style-name="P16">logical = logische Werte, TRUE, FALSE </text:p>
      <text:p text:style-name="P16">numeric = ganze und reelle Zahlen (integer, double). Beispiele: 12, 8.8 </text:p>
      <text:p text:style-name="P16">complex = komplexe Zahlen </text:p>
      <text:p text:style-name="P16">character = Buchstaben und Zeichenfolgen (in “. . . “) </text:p>
      <text:p text:style-name="P16"/>
      <text:p text:style-name="P13"><text:span text:style-name="T11">Abfrage: </text:span>is.numeric(), is.integer(), is.double(), is.complex(), is.logical(), is.character(), is.na().<text:line-break/><text:span text:style-name="T10">Umwandlung: </text:span>as.numeric(), as.integer(), as.double(), as.complex(), as.logical(), as.character(), as.factor(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abic Typesetting" svg:font-family="'Arabic Typesetting'" style:font-family-generic="script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9:24:46.896000000</meta:creation-date>
    <dc:date>2024-04-07T16:31:51.266000000</dc:date>
    <meta:editing-duration>PT10H10M1S</meta:editing-duration>
    <meta:editing-cycles>8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54" meta:word-count="369" meta:character-count="2592" meta:non-whitespace-character-count="2183"/>
  </office:meta>
</office:document-meta>
</file>